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justify" style:justify-single-word="false"/>
      <style:text-properties fo:font-variant="normal" fo:text-transform="none" fo:color="#000000" loext:opacity="100%" style:font-name="Arial1" fo:font-size="12pt" fo:letter-spacing="normal" fo:language="en" fo:country="US" fo:font-style="normal" fo:font-weight="bold" officeooo:rsid="00124d6f" officeooo:paragraph-rsid="00124d6f" style:script-type="latin"/>
    </style:style>
    <style:style style:name="P2" style:family="paragraph" style:parent-style-name="Text_20_body">
      <style:paragraph-properties fo:text-align="justify" style:justify-single-word="false"/>
      <style:text-properties fo:font-variant="normal" fo:text-transform="none" fo:color="#000000" loext:opacity="100%" style:font-name="Arial1" fo:font-size="12pt" fo:letter-spacing="normal" fo:language="en" fo:country="US" fo:font-style="normal" fo:font-weight="normal" officeooo:rsid="00124d6f" officeooo:paragraph-rsid="00124d6f" fo:background-color="#00a933" style:font-weight-asian="normal" style:font-weight-complex="normal" style:script-type="latin"/>
    </style:style>
    <style:style style:name="P3" style:family="paragraph" style:parent-style-name="Text_20_body">
      <style:paragraph-properties fo:text-align="justify" style:justify-single-word="false"/>
      <style:text-properties fo:font-variant="normal" fo:text-transform="none" fo:color="#000000" loext:opacity="100%" style:font-name="Arial1" fo:font-size="12pt" fo:letter-spacing="normal" fo:language="en" fo:country="US" fo:font-style="normal" fo:font-weight="normal" officeooo:rsid="00124d6f" officeooo:paragraph-rsid="00124d6f" fo:background-color="#ff0000" style:font-weight-asian="normal" style:font-weight-complex="normal" style:script-type="latin"/>
    </style:style>
    <style:style style:name="P4" style:family="paragraph" style:parent-style-name="Text_20_body">
      <style:paragraph-properties fo:text-align="justify" style:justify-single-word="false"/>
      <style:text-properties fo:font-variant="normal" fo:text-transform="none" fo:color="#000000" loext:opacity="100%" style:font-name="Arial1" fo:font-size="12pt" fo:letter-spacing="normal" fo:language="en" fo:country="US" fo:font-style="normal" fo:font-weight="normal" officeooo:rsid="00124d6f" officeooo:paragraph-rsid="00124d6f" fo:background-color="#ffff00" style:font-weight-asian="normal" style:font-weight-complex="normal" style:script-type="latin"/>
    </style:style>
    <style:style style:name="P5" style:family="paragraph" style:parent-style-name="Text_20_body">
      <style:paragraph-properties fo:text-align="justify" style:justify-single-word="false"/>
      <style:text-properties fo:font-variant="normal" fo:text-transform="none" style:use-window-font-color="true" loext:opacity="0%" style:font-name="Arial1" fo:font-size="12pt" fo:letter-spacing="normal" fo:language="en" fo:country="US" fo:font-style="normal" fo:font-weight="normal" officeooo:rsid="00124d6f" officeooo:paragraph-rsid="00124d6f" fo:background-color="#2a6099" style:font-weight-asian="normal" style:font-weight-complex="normal" style:script-type="latin"/>
    </style:style>
    <style:style style:name="P6" style:family="paragraph" style:parent-style-name="Heading_20_3">
      <style:paragraph-properties fo:text-align="justify" style:justify-single-word="false"/>
      <style:text-properties fo:font-variant="normal" fo:text-transform="none" fo:color="#000000" loext:opacity="100%" style:font-name="Arial1" fo:font-size="12pt" fo:letter-spacing="normal" fo:language="en" fo:country="US" fo:font-style="normal" fo:font-weight="bold" style:script-type="latin"/>
    </style:style>
    <style:style style:name="P7"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style:script-type="latin"/>
    </style:style>
    <style:style style:name="P8" style:family="paragraph" style:parent-style-name="Heading_20_3">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style:script-type="latin"/>
    </style:style>
    <style:style style:name="P9" style:family="paragraph" style:parent-style-name="Heading_20_4">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style:script-type="latin"/>
    </style:style>
    <style:style style:name="P10" style:family="paragraph" style:parent-style-name="Heading_20_5">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style:script-type="latin"/>
    </style:style>
    <style:style style:name="P11" style:family="paragraph" style:parent-style-name="Text_20_body" style:list-style-name="L1">
      <style:paragraph-properties fo:margin-left="0cm" fo:margin-right="0cm" fo:margin-top="0cm" fo:margin-bottom="0.423cm" style:contextual-spacing="false" fo:text-align="justify" style:justify-single-word="false" fo:orphans="2" fo:widows="2" fo:text-indent="0cm" style:auto-text-indent="false"/>
      <style:text-properties officeooo:paragraph-rsid="00107818"/>
    </style:style>
    <style:style style:name="P12" style:family="paragraph" style:parent-style-name="Text_20_body" style:list-style-name="L1">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paragraph-rsid="00107818" fo:background-color="#ff0000" style:script-type="latin"/>
    </style:style>
    <style:style style:name="P13" style:family="paragraph" style:parent-style-name="Text_20_body" style:list-style-name="L2">
      <style:paragraph-properties fo:margin-left="0cm" fo:margin-right="0cm" fo:margin-top="0cm" fo:margin-bottom="0.423cm" style:contextual-spacing="false" fo:text-align="justify" style:justify-single-word="false" fo:orphans="2" fo:widows="2" fo:text-indent="0cm" style:auto-text-indent="false"/>
      <style:text-properties officeooo:paragraph-rsid="00107818"/>
    </style:style>
    <style:style style:name="P14" style:family="paragraph" style:parent-style-name="Text_20_body" style:list-style-name="L2">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rsid="000666cc" officeooo:paragraph-rsid="00107818" fo:background-color="#ff0000" style:script-type="latin"/>
    </style:style>
    <style:style style:name="P15" style:family="paragraph" style:parent-style-name="Text_20_body" style:list-style-name="L2">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rsid="000666cc" officeooo:paragraph-rsid="000ac484" fo:background-color="#ff0000" style:script-type="latin"/>
    </style:style>
    <style:style style:name="P16" style:family="paragraph" style:parent-style-name="Text_20_body" style:list-style-name="L3">
      <style:paragraph-properties fo:margin-left="0cm" fo:margin-right="0cm" fo:margin-top="0cm" fo:margin-bottom="0.423cm" style:contextual-spacing="false" fo:text-align="justify" style:justify-single-word="false" fo:orphans="2" fo:widows="2" fo:text-indent="0cm" style:auto-text-indent="false"/>
    </style:style>
    <style:style style:name="P17" style:family="paragraph" style:parent-style-name="Heading_20_4">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fo:background-color="#00a933" style:script-type="latin"/>
    </style:style>
    <style:style style:name="P18"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fo:background-color="#00a933" style:script-type="latin"/>
    </style:style>
    <style:style style:name="P19" style:family="paragraph" style:parent-style-name="Text_20_body" style:list-style-name="L4">
      <style:paragraph-properties fo:margin-left="0cm" fo:margin-right="0cm" fo:margin-top="0cm" fo:margin-bottom="0.423cm" style:contextual-spacing="false" fo:text-align="justify" style:justify-single-word="false" fo:orphans="2" fo:widows="2" fo:text-indent="0cm" style:auto-text-indent="false"/>
    </style:style>
    <style:style style:name="P20"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rsid="000ac484" officeooo:paragraph-rsid="000ac484" fo:background-color="#ffff00" style:script-type="latin"/>
    </style:style>
    <style:style style:name="P21"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style:use-window-font-color="true" loext:opacity="0%" style:font-name="Arial1" fo:font-size="12pt" fo:letter-spacing="normal" fo:language="en" fo:country="US" fo:font-style="normal" fo:font-weight="normal" officeooo:rsid="00107818" officeooo:paragraph-rsid="00107818" fo:background-color="#2a6099" style:script-type="latin"/>
    </style:style>
    <style:style style:name="P22" style:family="paragraph" style:parent-style-name="Heading_20_4">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fo:background-color="#ff0000" style:script-type="latin"/>
    </style:style>
    <style:style style:name="P23"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fo:background-color="#ff0000" style:script-type="latin"/>
    </style:style>
    <style:style style:name="P24" style:family="paragraph" style:parent-style-name="Text_20_body" style:list-style-name="L5">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Marianne" fo:language="en" fo:country="US" style:script-type="latin"/>
    </style:style>
    <style:style style:name="P25" style:family="paragraph" style:parent-style-name="Heading_20_4">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fo:background-color="#ff0000" style:script-type="latin"/>
    </style:style>
    <style:style style:name="P26" style:family="paragraph" style:parent-style-name="Text_20_body" style:list-style-name="L6">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Marianne" fo:language="en" fo:country="US" style:script-type="latin"/>
    </style:style>
    <style:style style:name="P27" style:family="paragraph" style:parent-style-name="Text_20_body" style:list-style-name="L7">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fo:background-color="#00a933" style:script-type="latin"/>
    </style:style>
    <style:style style:name="P28" style:family="paragraph" style:parent-style-name="Text_20_body" style:list-style-name="L8">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fo:background-color="#00a933" style:script-type="latin"/>
    </style:style>
    <style:style style:name="P29"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style:use-window-font-color="true" loext:opacity="0%" style:font-name="Arial1" fo:font-size="12pt" fo:letter-spacing="normal" fo:language="en" fo:country="US" fo:font-style="normal" fo:font-weight="normal" officeooo:rsid="00107818" officeooo:paragraph-rsid="00124d6f" fo:background-color="#2a6099" style:script-type="latin"/>
    </style:style>
    <style:style style:name="P30" style:family="paragraph" style:parent-style-name="Text_20_body" style:list-style-name="L9">
      <style:paragraph-properties fo:margin-left="0cm" fo:margin-right="0cm" fo:margin-top="0cm" fo:margin-bottom="0.423cm" style:contextual-spacing="false" fo:text-align="justify" style:justify-single-word="false" fo:orphans="2" fo:widows="2" fo:text-indent="0cm" style:auto-text-indent="false"/>
    </style:style>
    <style:style style:name="P31" style:family="paragraph" style:parent-style-name="Text_20_body" style:list-style-name="L9">
      <style:paragraph-properties fo:margin-left="0cm" fo:margin-right="0cm" fo:margin-top="0cm" fo:margin-bottom="0.423cm" style:contextual-spacing="false" fo:text-align="justify" style:justify-single-word="false" fo:orphans="2" fo:widows="2" fo:text-indent="0cm" style:auto-text-indent="false"/>
      <style:text-properties officeooo:paragraph-rsid="00124d6f"/>
    </style:style>
    <style:style style:name="P32" style:family="paragraph" style:parent-style-name="Text_20_body" style:list-style-name="L10">
      <style:paragraph-properties fo:margin-left="0cm" fo:margin-right="0cm" fo:margin-top="0cm" fo:margin-bottom="0.423cm" style:contextual-spacing="false" fo:text-align="justify" style:justify-single-word="false" fo:orphans="2" fo:widows="2" fo:text-indent="0cm" style:auto-text-indent="false"/>
    </style:style>
    <style:style style:name="P33" style:family="paragraph" style:parent-style-name="Text_20_body" style:list-style-name="L11">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Marianne" fo:language="en" fo:country="US" style:script-type="latin"/>
    </style:style>
    <style:style style:name="P34" style:family="paragraph" style:parent-style-name="Heading_20_4">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officeooo:paragraph-rsid="000864d2" fo:background-color="#00a933" style:script-type="latin"/>
    </style:style>
    <style:style style:name="P35" style:family="paragraph" style:parent-style-name="Text_20_body" style:list-style-name="L12">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Marianne" fo:language="en" fo:country="US" fo:background-color="#ff0000" style:script-type="latin"/>
    </style:style>
    <style:style style:name="P36" style:family="paragraph" style:parent-style-name="Heading_20_3">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fo:background-color="#00a933" style:script-type="latin"/>
    </style:style>
    <style:style style:name="P37" style:family="paragraph" style:parent-style-name="Text_20_body" style:list-style-name="L13">
      <style:paragraph-properties fo:margin-left="0cm" fo:margin-right="0cm" fo:margin-top="0.423cm" fo:margin-bottom="0.423cm" style:contextual-spacing="false" fo:text-align="justify" style:justify-single-word="false" fo:orphans="2" fo:widows="2" fo:text-indent="0cm" style:auto-text-indent="false"/>
    </style:style>
    <style:style style:name="P38" style:family="paragraph" style:parent-style-name="Text_20_body">
      <style:paragraph-properties fo:margin-left="0cm" fo:margin-right="0cm" fo:margin-top="0.423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rsid="00124d6f" officeooo:paragraph-rsid="0012c2ac" fo:background-color="#ffff00" style:script-type="latin"/>
    </style:style>
    <style:style style:name="P39" style:family="paragraph" style:parent-style-name="Text_20_body" style:list-style-name="L14">
      <style:paragraph-properties fo:margin-left="0cm" fo:margin-right="0cm" fo:margin-top="0cm" fo:margin-bottom="0cm" style:contextual-spacing="false" fo:text-align="justify" style:justify-single-word="false" fo:orphans="2" fo:widows="2" fo:text-indent="0cm" style:auto-text-indent="false"/>
    </style:style>
    <style:style style:name="P40" style:family="paragraph" style:parent-style-name="Heading_20_3">
      <style:paragraph-properties fo:text-align="justify" style:justify-single-word="false"/>
      <style:text-properties fo:color="#000000" loext:opacity="100%" style:font-name="Arial1" fo:language="en" fo:country="US" style:script-type="latin"/>
    </style:style>
    <style:style style:name="P41" style:family="paragraph" style:parent-style-name="Text_20_body">
      <style:paragraph-properties fo:text-align="justify" style:justify-single-word="false" fo:break-before="page"/>
      <style:text-properties fo:color="#000000" loext:opacity="100%" style:font-name="Arial1" fo:language="en" fo:country="US" officeooo:rsid="000ece39" officeooo:paragraph-rsid="000ece39" style:script-type="latin"/>
    </style:style>
    <style:style style:name="P42" style:family="paragraph" style:parent-style-name="Text_20_body">
      <style:paragraph-properties fo:text-align="start" style:justify-single-word="false"/>
      <style:text-properties fo:color="#000000" loext:opacity="100%" style:font-name="Marianne" fo:font-size="9pt" fo:language="en" fo:country="US" officeooo:rsid="000ece39" officeooo:paragraph-rsid="000ece39" style:font-size-asian="9pt" style:font-size-complex="9pt" style:script-type="latin"/>
    </style:style>
    <style:style style:name="P43" style:family="paragraph" style:parent-style-name="Text_20_body">
      <style:paragraph-properties fo:text-align="start" style:justify-single-word="false"/>
      <style:text-properties fo:color="#000000" loext:opacity="100%" style:font-name="Marianne" fo:font-size="9pt" fo:language="en" fo:country="US" officeooo:rsid="000ece39" officeooo:paragraph-rsid="00107818" style:font-size-asian="9pt" style:font-size-complex="9pt" style:script-type="latin"/>
    </style:style>
    <style:style style:name="P44" style:family="paragraph" style:parent-style-name="Text_20_body">
      <style:paragraph-properties fo:text-align="start" style:justify-single-word="false"/>
      <style:text-properties fo:color="#000000" loext:opacity="100%" style:font-name="Marianne" fo:font-size="9pt" fo:language="en" fo:country="US" officeooo:rsid="00107818" officeooo:paragraph-rsid="00107818" style:font-size-asian="9pt" style:font-size-complex="9pt" style:script-type="latin"/>
    </style:style>
    <style:style style:name="P45" style:family="paragraph" style:parent-style-name="Text_20_body">
      <style:paragraph-properties fo:margin-left="0cm" fo:margin-right="0cm" fo:text-indent="0cm" style:auto-text-indent="false"/>
    </style:style>
    <style:style style:name="T1" style:family="text">
      <style:text-properties fo:background-color="#00a933" loext:char-shading-value="0"/>
    </style:style>
    <style:style style:name="T2" style:family="text">
      <style:text-properties officeooo:rsid="000666cc" fo:background-color="#ff0000" loext:char-shading-value="0"/>
    </style:style>
    <style:style style:name="T3" style:family="text">
      <style:text-properties officeooo:rsid="000666cc"/>
    </style:style>
    <style:style style:name="T4" style:family="text">
      <style:text-properties fo:font-variant="normal" fo:text-transform="none" fo:color="#000000" loext:opacity="100%" style:font-name="Arial1" fo:font-size="12pt" fo:letter-spacing="normal" fo:language="en" fo:country="US" fo:font-style="normal" fo:font-weight="bold" style:script-type="latin"/>
    </style:style>
    <style:style style:name="T5" style:family="text">
      <style:text-properties fo:font-variant="normal" fo:text-transform="none" fo:color="#000000" loext:opacity="100%" style:font-name="Arial1" fo:font-size="12pt" fo:letter-spacing="normal" fo:language="en" fo:country="US" fo:font-style="normal" fo:font-weight="normal" style:script-type="latin"/>
    </style:style>
    <style:style style:name="T6" style:family="text">
      <style:text-properties fo:font-variant="normal" fo:text-transform="none" style:use-window-font-color="true" loext:opacity="0%" style:font-name="Arial1" fo:font-size="12pt" fo:letter-spacing="normal" fo:language="en" fo:country="US" fo:font-style="normal" fo:font-weight="normal" officeooo:rsid="00107818" fo:background-color="#2a6099" loext:char-shading-value="0" style:script-type="latin"/>
    </style:style>
    <style:style style:name="T7" style:family="text">
      <style:text-properties fo:font-variant="normal" fo:text-transform="none" fo:color="#000000" loext:opacity="100%" style:font-name="Arial1" fo:font-size="12pt" fo:letter-spacing="normal" fo:language="en" fo:country="US" fo:font-style="normal" fo:font-weight="bold" officeooo:rsid="000ac484" fo:background-color="#00a933" loext:char-shading-value="0" style:script-type="latin"/>
    </style:style>
    <style:style style:name="T8" style:family="text">
      <style:text-properties fo:font-variant="normal" fo:text-transform="none" fo:color="#000000" loext:opacity="100%" style:font-name="Arial1" fo:font-size="12pt" fo:letter-spacing="normal" fo:language="en" fo:country="US" fo:font-style="normal" fo:font-weight="normal" fo:background-color="#00a933" loext:char-shading-value="0" style:script-type="latin"/>
    </style:style>
    <style:style style:name="T9" style:family="text">
      <style:text-properties fo:font-variant="normal" fo:text-transform="none" fo:color="#000000" loext:opacity="100%" style:font-name="Arial1" fo:font-size="12pt" fo:letter-spacing="normal" fo:language="en" fo:country="US" fo:font-style="normal" fo:font-weight="normal" fo:background-color="transparent" loext:char-shading-value="0" style:script-type="latin"/>
    </style:style>
    <style:style style:name="T10" style:family="text">
      <style:text-properties fo:font-variant="normal" fo:text-transform="none" fo:color="#000000" loext:opacity="100%" style:font-name="Arial1" fo:font-size="12pt" fo:letter-spacing="normal" fo:language="en" fo:country="US" fo:font-style="normal" fo:font-weight="normal" officeooo:rsid="000ac484" fo:background-color="#ffff00" loext:char-shading-value="0" style:script-type="latin"/>
    </style:style>
    <style:style style:name="T11" style:family="text">
      <style:text-properties fo:background-color="transparent" loext:char-shading-value="0"/>
    </style:style>
    <style:style style:name="T12" style:family="text">
      <style:text-properties officeooo:rsid="000ac484" fo:background-color="#ffff00" loext:char-shading-value="0"/>
    </style:style>
    <style:style style:name="T13" style:family="text">
      <style:text-properties style:use-window-font-color="true" loext:opacity="0%" officeooo:rsid="000ece39" fo:background-color="#2a6099" loext:char-shading-value="0"/>
    </style:style>
    <style:style style:name="T14" style:family="text">
      <style:text-properties style:use-window-font-color="true" loext:opacity="0%" officeooo:rsid="00107818" fo:background-color="#2a6099" loext:char-shading-value="0"/>
    </style:style>
    <style:style style:name="T15" style:family="text">
      <style:text-properties fo:font-variant="normal" fo:text-transform="none" fo:color="#000000" loext:opacity="100%" style:font-name="Arial1" fo:font-size="12pt" fo:letter-spacing="normal" fo:language="en" fo:country="US" fo:font-style="normal" fo:font-weight="bold" fo:background-color="#00a933" loext:char-shading-value="0" style:script-type="latin"/>
    </style:style>
    <style:style style:name="T16" style:family="text">
      <style:text-properties fo:font-variant="normal" fo:text-transform="none" style:use-window-font-color="true" loext:opacity="0%" style:font-name="Arial1" fo:font-size="12pt" fo:letter-spacing="normal" fo:language="en" fo:country="US" fo:font-style="normal" fo:font-weight="normal" officeooo:rsid="000ece39" fo:background-color="#2a6099" loext:char-shading-value="0" style:script-type="latin"/>
    </style:style>
    <style:style style:name="T17" style:family="text">
      <style:text-properties fo:font-variant="normal" fo:text-transform="none" fo:color="#000000" loext:opacity="100%" style:font-name="Arial1" fo:font-size="12pt" fo:letter-spacing="normal" fo:language="en" fo:country="US" fo:font-style="normal" fo:font-weight="bold" officeooo:rsid="000666cc" fo:background-color="#00a933" loext:char-shading-value="0" style:script-type="latin"/>
    </style:style>
    <style:style style:name="T18" style:family="text">
      <style:text-properties fo:font-variant="normal" fo:text-transform="none" fo:color="#000000" loext:opacity="100%" style:font-name="Arial1" fo:font-size="12pt" fo:letter-spacing="normal" fo:language="en" fo:country="US" fo:font-style="normal" fo:font-weight="normal" officeooo:rsid="000c5e58" fo:background-color="#00a933" loext:char-shading-value="0" style:script-type="latin"/>
    </style:style>
    <style:style style:name="T19" style:family="text">
      <style:text-properties fo:font-variant="normal" fo:text-transform="none" fo:color="#000000" loext:opacity="100%" style:font-name="Arial1" fo:font-size="12pt" fo:letter-spacing="normal" fo:language="en" fo:country="US" fo:font-style="normal" fo:font-weight="normal" officeooo:rsid="000ac484" fo:background-color="#00a933" loext:char-shading-value="0" style:script-type="latin"/>
    </style:style>
    <style:style style:name="T20" style:family="text">
      <style:text-properties fo:font-variant="normal" fo:text-transform="none" style:font-name="Arial1" fo:font-size="12pt" fo:letter-spacing="normal" fo:font-style="normal" fo:font-weight="bold" fo:background-color="#ff0000" loext:char-shading-value="0"/>
    </style:style>
    <style:style style:name="T21" style:family="text">
      <style:text-properties fo:font-variant="normal" fo:text-transform="none" style:font-name="Arial1" fo:font-size="12pt" fo:letter-spacing="normal" fo:font-style="normal" fo:font-weight="normal" fo:background-color="#ff0000" loext:char-shading-value="0"/>
    </style:style>
    <style:style style:name="T22" style:family="text">
      <style:text-properties officeooo:rsid="00124d6f"/>
    </style:style>
    <style:style style:name="T23" style:family="text">
      <style:text-properties fo:font-variant="normal" fo:text-transform="none" fo:color="#000000" loext:opacity="100%" style:font-name="Arial1" fo:font-size="12pt" fo:letter-spacing="normal" fo:language="en" fo:country="US" fo:font-style="normal" fo:font-weight="normal" fo:background-color="#ff0000" loext:char-shading-value="0" style:script-type="latin"/>
    </style:style>
    <style:style style:name="T24" style:family="text">
      <style:text-properties fo:font-variant="normal" fo:text-transform="none" style:use-window-font-color="true" loext:opacity="0%" style:font-name="Arial1" fo:font-size="12pt" fo:letter-spacing="normal" fo:language="en" fo:country="US" fo:font-style="normal" fo:font-weight="normal" officeooo:rsid="0012c2ac" fo:background-color="#2a6099" loext:char-shading-value="0" style:script-type="latin"/>
    </style:style>
    <style:style style:name="T25" style:family="text">
      <style:text-properties fo:font-variant="normal" fo:text-transform="none" style:use-window-font-color="true" loext:opacity="0%" style:font-name="Arial1" fo:font-size="12pt" fo:letter-spacing="normal" fo:language="en" fo:country="US" fo:font-style="normal" fo:font-weight="normal" officeooo:rsid="00124d6f" fo:background-color="#2a6099" loext:char-shading-value="0" style:script-type="latin"/>
    </style:style>
    <style:style style:name="T26" style:family="text">
      <style:text-properties officeooo:rsid="0006bf8b" fo:background-color="#00a933" loext:char-shading-value="0"/>
    </style:style>
    <style:style style:name="T27" style:family="text">
      <style:text-properties fo:background-color="#ff0000" loext:char-shading-value="0"/>
    </style:style>
    <style:style style:name="T28" style:family="text">
      <style:text-properties fo:font-variant="normal" fo:text-transform="none" fo:color="#000000" loext:opacity="100%" style:font-name="Arial1" fo:font-size="12pt" fo:letter-spacing="normal" fo:language="en" fo:country="US" fo:font-style="normal" fo:font-weight="normal" officeooo:rsid="0006bf8b" fo:background-color="#00a933" loext:char-shading-value="0" style:script-type="latin"/>
    </style:style>
    <style:style style:name="T29" style:family="text">
      <style:text-properties fo:font-variant="normal" fo:text-transform="none" style:font-name="Arial1" fo:font-size="12pt" fo:letter-spacing="normal" fo:font-style="normal" fo:font-weight="normal" officeooo:rsid="00124d6f" fo:background-color="#ffff00" loext:char-shading-value="0"/>
    </style:style>
    <style:style style:name="T30" style:family="text">
      <style:text-properties fo:font-variant="normal" fo:text-transform="none" style:font-name="Arial1" fo:font-size="12pt" fo:letter-spacing="normal" fo:font-style="normal" fo:font-weight="bold" fo:background-color="#00a933" loext:char-shading-value="0"/>
    </style:style>
    <style:style style:name="T31" style:family="text">
      <style:text-properties fo:font-variant="normal" fo:text-transform="none" style:font-name="Arial1" fo:font-size="12pt" fo:letter-spacing="normal" fo:font-style="normal" fo:font-weight="normal" fo:background-color="#00a933" loext:char-shading-value="0"/>
    </style:style>
    <style:style style:name="T32" style:family="text">
      <style:text-properties officeooo:rsid="0012c2ac"/>
    </style:style>
    <style:style style:name="T33" style:family="text">
      <style:text-properties style:use-window-font-color="true" loext:opacity="0%" officeooo:rsid="00107818" fo:background-color="#2a6099" loext:char-shading-value="0"/>
    </style:style>
    <style:style style:name="T34" style:family="text">
      <style:text-properties style:use-window-font-color="true" loext:opacity="0%" officeooo:rsid="0012c2ac" fo:background-color="#2a6099" loext:char-shading-value="0"/>
    </style:style>
    <style:style style:name="T35" style:family="text">
      <style:text-properties fo:font-variant="normal" fo:text-transform="none" fo:color="#000000" loext:opacity="100%" style:font-name="Arial1" fo:font-size="12pt" fo:letter-spacing="normal" fo:language="en" fo:country="US" fo:font-style="normal" style:text-underline-style="solid" style:text-underline-width="auto" style:text-underline-color="font-color" fo:font-weight="normal" fo:background-color="transparent" loext:char-shading-value="0" style:script-type="latin"/>
    </style:style>
    <style:style style:name="T36" style:family="text">
      <style:text-properties style:font-name="Arial1"/>
    </style:style>
    <style:style style:name="T37" style:family="text">
      <style:text-properties style:font-name="Arial1" officeooo:rsid="00107818"/>
    </style:style>
    <style:style style:name="T38" style:family="text">
      <style:text-properties style:font-name="Arial1" officeooo:rsid="0012c2a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ssa-prevention-evaluation" text:anchor-type="page" text:anchor-page-number="1" svg:x="-0.741cm" svg:y="0cm" svg:width="0.741cm" draw:z-index="37">
        <draw:text-box fo:min-height="0.741cm">
          <text:p text:style-name="P45"/>
        </draw:text-box>
      </draw:frame>
      <draw:frame draw:style-name="fr1" draw:name="user-content-references" text:anchor-type="page" text:anchor-page-number="1" svg:x="-0.741cm" svg:y="0cm" svg:width="0.741cm" draw:z-index="36">
        <draw:text-box fo:min-height="0.741cm">
          <text:p text:style-name="P45"/>
        </draw:text-box>
      </draw:frame>
      <draw:frame draw:style-name="fr1" draw:name="user-content-conclusion" text:anchor-type="page" text:anchor-page-number="1" svg:x="-0.741cm" svg:y="0cm" svg:width="0.741cm" draw:z-index="35">
        <draw:text-box fo:min-height="0.741cm">
          <text:p text:style-name="P45"/>
        </draw:text-box>
      </draw:frame>
      <draw:frame draw:style-name="fr1" draw:name="user-content-present-known-limitations" text:anchor-type="page" text:anchor-page-number="1" svg:x="-0.741cm" svg:y="0cm" svg:width="0.741cm" draw:z-index="34">
        <draw:text-box fo:min-height="0.741cm">
          <text:p text:style-name="P45"/>
        </draw:text-box>
      </draw:frame>
      <draw:frame draw:style-name="fr1" draw:name="user-content-interpretation-of-results" text:anchor-type="page" text:anchor-page-number="1" svg:x="-0.741cm" svg:y="0cm" svg:width="0.741cm" draw:z-index="33">
        <draw:text-box fo:min-height="0.741cm">
          <text:p text:style-name="P45"/>
        </draw:text-box>
      </draw:frame>
      <draw:frame draw:style-name="fr1" draw:name="user-content-statistical-analysis" text:anchor-type="page" text:anchor-page-number="1" svg:x="-0.741cm" svg:y="0cm" svg:width="0.741cm" draw:z-index="32">
        <draw:text-box fo:min-height="0.741cm">
          <text:p text:style-name="P45"/>
        </draw:text-box>
      </draw:frame>
      <draw:frame draw:style-name="fr1" draw:name="user-content-typing-performance-evaluation" text:anchor-type="page" text:anchor-page-number="1" svg:x="-0.741cm" svg:y="0cm" svg:width="0.741cm" draw:z-index="31">
        <draw:text-box fo:min-height="0.741cm">
          <text:p text:style-name="P45"/>
        </draw:text-box>
      </draw:frame>
      <draw:frame draw:style-name="fr1" draw:name="user-content-data-analysis" text:anchor-type="page" text:anchor-page-number="1" svg:x="-0.741cm" svg:y="0cm" svg:width="0.741cm" draw:z-index="30">
        <draw:text-box fo:min-height="0.741cm">
          <text:p text:style-name="P45"/>
        </draw:text-box>
      </draw:frame>
      <draw:frame draw:style-name="fr1" draw:name="user-content-experimental-procedure" text:anchor-type="page" text:anchor-page-number="1" svg:x="-0.741cm" svg:y="0cm" svg:width="0.741cm" draw:z-index="29">
        <draw:text-box fo:min-height="0.741cm">
          <text:p text:style-name="P45"/>
        </draw:text-box>
      </draw:frame>
      <draw:frame draw:style-name="fr1" draw:name="user-content-camera-placement" text:anchor-type="page" text:anchor-page-number="1" svg:x="-0.741cm" svg:y="0cm" svg:width="0.741cm" draw:z-index="28">
        <draw:text-box fo:min-height="0.741cm">
          <text:p text:style-name="P45"/>
        </draw:text-box>
      </draw:frame>
      <draw:frame draw:style-name="fr1" draw:name="user-content-scenario-bank-employee-working-on-a-train" text:anchor-type="page" text:anchor-page-number="1" svg:x="-0.741cm" svg:y="0cm" svg:width="0.741cm" draw:z-index="27">
        <draw:text-box fo:min-height="0.741cm">
          <text:p text:style-name="P45"/>
        </draw:text-box>
      </draw:frame>
      <draw:frame draw:style-name="fr1" draw:name="user-content-experimental-environment-preparation" text:anchor-type="page" text:anchor-page-number="1" svg:x="-0.741cm" svg:y="0cm" svg:width="0.741cm" draw:z-index="26">
        <draw:text-box fo:min-height="0.741cm">
          <text:p text:style-name="P45"/>
        </draw:text-box>
      </draw:frame>
      <draw:frame draw:style-name="fr1" draw:name="user-content-recruitment-process" text:anchor-type="page" text:anchor-page-number="1" svg:x="-0.741cm" svg:y="0cm" svg:width="0.741cm" draw:z-index="25">
        <draw:text-box fo:min-height="0.741cm">
          <text:p text:style-name="P45"/>
        </draw:text-box>
      </draw:frame>
      <draw:frame draw:style-name="fr1" draw:name="user-content-exclusion-criteria" text:anchor-type="page" text:anchor-page-number="1" svg:x="-0.741cm" svg:y="0cm" svg:width="0.741cm" draw:z-index="24">
        <draw:text-box fo:min-height="0.741cm">
          <text:p text:style-name="P45"/>
        </draw:text-box>
      </draw:frame>
      <draw:frame draw:style-name="fr1" draw:name="user-content-inclusion-criteria" text:anchor-type="page" text:anchor-page-number="1" svg:x="-0.741cm" svg:y="0cm" svg:width="0.741cm" draw:z-index="23">
        <draw:text-box fo:min-height="0.741cm">
          <text:p text:style-name="P45"/>
        </draw:text-box>
      </draw:frame>
      <draw:frame draw:style-name="fr1" draw:name="user-content-selection-criteria" text:anchor-type="page" text:anchor-page-number="1" svg:x="-0.741cm" svg:y="0cm" svg:width="0.741cm" draw:z-index="22">
        <draw:text-box fo:min-height="0.741cm">
          <text:p text:style-name="P45"/>
        </draw:text-box>
      </draw:frame>
      <draw:frame draw:style-name="fr1" draw:name="user-content-participant-recruitment" text:anchor-type="page" text:anchor-page-number="1" svg:x="-0.741cm" svg:y="0cm" svg:width="0.741cm" draw:z-index="21">
        <draw:text-box fo:min-height="0.741cm">
          <text:p text:style-name="P45"/>
        </draw:text-box>
      </draw:frame>
      <draw:frame draw:style-name="fr1" draw:name="user-content-experimental-approach" text:anchor-type="page" text:anchor-page-number="1" svg:x="-0.741cm" svg:y="0cm" svg:width="0.741cm" draw:z-index="20">
        <draw:text-box fo:min-height="0.741cm">
          <text:p text:style-name="P45"/>
        </draw:text-box>
      </draw:frame>
      <draw:frame draw:style-name="fr1" draw:name="user-content-ssa-prevention-evaluation1" text:anchor-type="page" text:anchor-page-number="1" svg:x="-0.741cm" svg:y="0cm" svg:width="0.741cm" draw:z-index="19">
        <draw:text-box fo:min-height="0.741cm">
          <text:p text:style-name="P45"/>
        </draw:text-box>
      </draw:frame>
      <draw:frame draw:style-name="fr1" draw:name="user-content-scenario-2-employee-on-a-train-with-a-laptop" text:anchor-type="page" text:anchor-page-number="1" svg:x="-0.741cm" svg:y="0cm" svg:width="0.741cm" draw:z-index="18">
        <draw:text-box fo:min-height="0.741cm">
          <text:p text:style-name="P45"/>
        </draw:text-box>
      </draw:frame>
      <draw:frame draw:style-name="fr1" draw:name="user-content-scenario-1-bank-employee-at-a-fixed-computer" text:anchor-type="page" text:anchor-page-number="1" svg:x="-0.741cm" svg:y="0cm" svg:width="0.741cm" draw:z-index="17">
        <draw:text-box fo:min-height="0.741cm">
          <text:p text:style-name="P45"/>
        </draw:text-box>
      </draw:frame>
      <draw:frame draw:style-name="fr1" draw:name="user-content-references1" text:anchor-type="page" text:anchor-page-number="1" svg:x="-0.741cm" svg:y="0cm" svg:width="0.741cm" draw:z-index="16">
        <draw:text-box fo:min-height="0.741cm">
          <text:p text:style-name="P45"/>
        </draw:text-box>
      </draw:frame>
      <draw:frame draw:style-name="fr1" draw:name="user-content-conclusion1" text:anchor-type="page" text:anchor-page-number="1" svg:x="-0.741cm" svg:y="0cm" svg:width="0.741cm" draw:z-index="15">
        <draw:text-box fo:min-height="0.741cm">
          <text:p text:style-name="P45"/>
        </draw:text-box>
      </draw:frame>
      <draw:frame draw:style-name="fr1" draw:name="user-content-present-known-limitations1" text:anchor-type="page" text:anchor-page-number="1" svg:x="-0.741cm" svg:y="0cm" svg:width="0.741cm" draw:z-index="14">
        <draw:text-box fo:min-height="0.741cm">
          <text:p text:style-name="P45"/>
        </draw:text-box>
      </draw:frame>
      <draw:frame draw:style-name="fr1" draw:name="user-content-interpretation-of-results1" text:anchor-type="page" text:anchor-page-number="1" svg:x="-0.741cm" svg:y="0cm" svg:width="0.741cm" draw:z-index="13">
        <draw:text-box fo:min-height="0.741cm">
          <text:p text:style-name="P45"/>
        </draw:text-box>
      </draw:frame>
      <draw:frame draw:style-name="fr1" draw:name="user-content-statistical-analysis1" text:anchor-type="page" text:anchor-page-number="1" svg:x="-0.741cm" svg:y="0cm" svg:width="0.741cm" draw:z-index="12">
        <draw:text-box fo:min-height="0.741cm">
          <text:p text:style-name="P45"/>
        </draw:text-box>
      </draw:frame>
      <draw:frame draw:style-name="fr1" draw:name="user-content-typing-performance-evaluation1" text:anchor-type="page" text:anchor-page-number="1" svg:x="-0.741cm" svg:y="0cm" svg:width="0.741cm" draw:z-index="11">
        <draw:text-box fo:min-height="0.741cm">
          <text:p text:style-name="P45"/>
        </draw:text-box>
      </draw:frame>
      <draw:frame draw:style-name="fr1" draw:name="user-content-data-analysis1" text:anchor-type="page" text:anchor-page-number="1" svg:x="-0.741cm" svg:y="0cm" svg:width="0.741cm" draw:z-index="10">
        <draw:text-box fo:min-height="0.741cm">
          <text:p text:style-name="P45"/>
        </draw:text-box>
      </draw:frame>
      <draw:frame draw:style-name="fr1" draw:name="user-content-experimental-procedure1" text:anchor-type="page" text:anchor-page-number="1" svg:x="-0.741cm" svg:y="0cm" svg:width="0.741cm" draw:z-index="9">
        <draw:text-box fo:min-height="0.741cm">
          <text:p text:style-name="P45"/>
        </draw:text-box>
      </draw:frame>
      <draw:frame draw:style-name="fr1" draw:name="user-content-camera-placement1" text:anchor-type="page" text:anchor-page-number="1" svg:x="-0.741cm" svg:y="0cm" svg:width="0.741cm" draw:z-index="8">
        <draw:text-box fo:min-height="0.741cm">
          <text:p text:style-name="P45"/>
        </draw:text-box>
      </draw:frame>
      <draw:frame draw:style-name="fr1" draw:name="user-content-scenario-bank-employee-working-on-a-train1" text:anchor-type="page" text:anchor-page-number="1" svg:x="-0.741cm" svg:y="0cm" svg:width="0.741cm" draw:z-index="7">
        <draw:text-box fo:min-height="0.741cm">
          <text:p text:style-name="P45"/>
        </draw:text-box>
      </draw:frame>
      <draw:frame draw:style-name="fr1" draw:name="user-content-experimental-environment-preparation1" text:anchor-type="page" text:anchor-page-number="1" svg:x="-0.741cm" svg:y="0cm" svg:width="0.741cm" draw:z-index="6">
        <draw:text-box fo:min-height="0.741cm">
          <text:p text:style-name="P45"/>
        </draw:text-box>
      </draw:frame>
      <draw:frame draw:style-name="fr1" draw:name="user-content-recruitment-process1" text:anchor-type="page" text:anchor-page-number="1" svg:x="-0.741cm" svg:y="0cm" svg:width="0.741cm" draw:z-index="5">
        <draw:text-box fo:min-height="0.741cm">
          <text:p text:style-name="P45"/>
        </draw:text-box>
      </draw:frame>
      <draw:frame draw:style-name="fr1" draw:name="user-content-exclusion-criteria1" text:anchor-type="page" text:anchor-page-number="1" svg:x="-0.741cm" svg:y="0cm" svg:width="0.741cm" draw:z-index="4">
        <draw:text-box fo:min-height="0.741cm">
          <text:p text:style-name="P45"/>
        </draw:text-box>
      </draw:frame>
      <draw:frame draw:style-name="fr1" draw:name="user-content-inclusion-criteria1" text:anchor-type="page" text:anchor-page-number="1" svg:x="-0.741cm" svg:y="0cm" svg:width="0.741cm" draw:z-index="3">
        <draw:text-box fo:min-height="0.741cm">
          <text:p text:style-name="P45"/>
        </draw:text-box>
      </draw:frame>
      <draw:frame draw:style-name="fr1" draw:name="user-content-selection-criteria1" text:anchor-type="page" text:anchor-page-number="1" svg:x="-0.741cm" svg:y="0cm" svg:width="0.741cm" draw:z-index="2">
        <draw:text-box fo:min-height="0.741cm">
          <text:p text:style-name="P45"/>
        </draw:text-box>
      </draw:frame>
      <draw:frame draw:style-name="fr1" draw:name="user-content-participant-recruitment1" text:anchor-type="page" text:anchor-page-number="1" svg:x="-0.741cm" svg:y="0cm" svg:width="0.741cm" draw:z-index="1">
        <draw:text-box fo:min-height="0.741cm">
          <text:p text:style-name="P45"/>
        </draw:text-box>
      </draw:frame>
      <draw:frame draw:style-name="fr1" draw:name="user-content-experimental-approach1" text:anchor-type="page" text:anchor-page-number="1" svg:x="-0.741cm" svg:y="0cm" svg:width="0.741cm" draw:z-index="0">
        <draw:text-box fo:min-height="0.741cm">
          <text:p text:style-name="P45"/>
        </draw:text-box>
      </draw:frame>
      <text:h text:style-name="P1" text:outline-level="3">Color code:</text:h>
      <text:p text:style-name="P2">Added in latest version of methodology</text:p>
      <text:p text:style-name="P3">Deleted from first version of methodology</text:p>
      <text:p text:style-name="P4">Explanations on why changes were made</text:p>
      <text:p text:style-name="P5">References to appendices</text:p>
      <text:h text:style-name="P6" text:outline-level="3"/>
      <text:h text:style-name="P6" text:outline-level="3">Experimental Approach</text:h>
      <text:p text:style-name="P7">Shoulder Surfing Attacks (SSA), where attackers discreetly observe keystrokes to obtain sensitive information such as passwords or authentication codes, pose a growing threat to data security in various environments, including professional, financial, and personal settings.</text:p>
      <text:p text:style-name="P7">The keycube is a keyboard that takes a cubic shape. It is designed to offer an alternative and potentially more secure method of data entry against SSA. Its three-dimensional design and unique key layout can make it more difficult for an attacker to observe and memorise keystrokes. In a context where data security and the protection of sensitive information are paramount, it is crucial to evaluate the practical implications of this new technology.</text:p>
      <text:p text:style-name="P7">This research project aims to address this issue by assessing the effectiveness of the keycube in preventing SSA. By empirically analysing typing performance and observing user behavior, we seek to determine whether using the keycube can reduce the risk of SSA compared to a standard <text:span text:style-name="T1">computer keyboard and to a phone</text:span> <text:span text:style-name="T2">2D</text:span><text:span text:style-name="T3"> </text:span>keyboard. The results of this study will provide a better understanding of the advantages and limitations of this technology in terms of data security and will provide tangible data to inform future decisions regarding its adoption and integration into environments sensitive to security concerns.</text:p>
      <text:h text:style-name="P8" text:outline-level="3">Participant Recruitment</text:h>
      <text:p text:style-name="P7">Participant recruitment is a crucial step in the research project, aiming to ensure a diverse and meaningful representation of potential keycube users. We have defined specific criteria for participant selection to maximise the relevance and reliability of the results obtained.</text:p>
      <text:h text:style-name="P9" text:outline-level="4">Selection Criteria</text:h>
      <text:h text:style-name="P10" text:outline-level="5">Inclusion Criteria</text:h>
      <text:p text:style-name="P7">Participants must meet the following inclusion criteria:</text:p>
      <text:list text:style-name="L1">
        <text:list-item>
          <text:p text:style-name="P11"><text:soft-page-break/><text:span text:style-name="Strong_20_Emphasis"><text:span text:style-name="T4">Age:</text:span></text:span><text:span text:style-name="T5"> Be an adult, i.e., 18 years or older. </text:span><text:span text:style-name="T6">Appendix 2, see 3.3 Survey Protocol</text:span></text:p>
        </text:list-item>
        <text:list-item>
          <text:p text:style-name="P11"><text:span text:style-name="Strong_20_Emphasis"><text:span text:style-name="T4">Cognitive </text:span></text:span><text:span text:style-name="Strong_20_Emphasis"><text:span text:style-name="T7">and/or Motor</text:span></text:span><text:span text:style-name="Strong_20_Emphasis"><text:span text:style-name="T4"> Ability:</text:span></text:span><text:span text:style-name="T5"> Be capable of understanding and following the instructions given for the study. </text:span><text:span text:style-name="T8">Thorough explanations may be given if asked, but no medical and/or mental condition should prevent the understanding and/or the execution of the instructions.</text:span><text:span text:style-name="T9"> </text:span><text:span text:style-name="T10">Explanations on what is meant by « Cognitive and/or Motor Ability » </text:span><text:span text:style-name="T6">Appendix 2, see 3.3 Survey Protocol</text:span></text:p>
          <text:p text:style-name="P12"><text:span text:style-name="T3">3.</text:span>Prior Experience: Be a potential keycube user or have prior experience with standard keyboards.<text:span text:style-name="T11"> </text:span><text:span text:style-name="T12">It could be interesting to have different participants having different levels on typing on a keyboard to compare with the keycube </text:span><text:span text:style-name="T13"><text:s/></text:span><text:span text:style-name="T14">Contradiction </text:span><text:span text:style-name="T13">with </text:span><text:span text:style-name="T14">appendix</text:span><text:span text:style-name="T13"> 1, see conclusion 8.</text:span></text:p>
        </text:list-item>
        <text:list-item>
          <text:p text:style-name="P11"><text:span text:style-name="Strong_20_Emphasis"><text:span text:style-name="T15">Language and Keyboard's locale:</text:span></text:span><text:span text:style-name="T8"> Be able to understand and to type in English on a Canadian QWERTY keyboard.</text:span><text:span text:style-name="T9"> </text:span><text:span text:style-name="T10">This is necessary in order to have a minimal error rate and a maximal typing speed </text:span><text:span text:style-name="T6">Appendix</text:span><text:span text:style-name="T16"> 1, see conclusion 1.</text:span></text:p>
        </text:list-item>
        <text:list-item>
          <text:p text:style-name="P11"><text:span text:style-name="Strong_20_Emphasis"><text:span text:style-name="T4">Informed Consent:</text:span></text:span><text:span text:style-name="T5"> Be able to give informed consent to participate in the study. </text:span><text:span text:style-name="T6">Appendix</text:span><text:span text:style-name="T6"> 2, see 3.3 Survey Protocol</text:span></text:p>
        </text:list-item>
      </text:list>
      <text:h text:style-name="P10" text:outline-level="5">Exclusion Criteria</text:h>
      <text:p text:style-name="P7">Participants will be excluded from the study if they meet any of the following criteria:</text:p>
      <text:list text:style-name="L2">
        <text:list-item>
          <text:p text:style-name="P13"><text:span text:style-name="Strong_20_Emphasis"><text:span text:style-name="T4">Age:</text:span></text:span><text:span text:style-name="T5"> Be a minor, i.e., under 18 years old. </text:span><text:span text:style-name="T6">Appendix 2, see 3.3 Survey Protocol</text:span></text:p>
        </text:list-item>
        <text:list-item>
          <text:p text:style-name="P13"><text:span text:style-name="Strong_20_Emphasis"><text:span text:style-name="T4">Cognitive </text:span></text:span><text:span text:style-name="Strong_20_Emphasis"><text:span text:style-name="T15">and/</text:span></text:span><text:span text:style-name="Strong_20_Emphasis"><text:span text:style-name="T17">or</text:span></text:span><text:span text:style-name="Strong_20_Emphasis"><text:span text:style-name="T15"> Motor</text:span></text:span><text:span text:style-name="Strong_20_Emphasis"><text:span text:style-name="T4"> Ability:</text:span></text:span><text:span text:style-name="T5"> Have comprehension or communication difficulties </text:span><text:span text:style-name="T8">and/or medical conditions</text:span><text:span text:style-name="T5"> that could compromise participation in the study </text:span><text:span text:style-name="T8">such as but not limited to schizophrenia, BPD or the loss of (at least) a finger.</text:span><text:span text:style-name="T9"> </text:span><text:span text:style-name="T10">Again, explanations on what is meant by « Cognitive and/or Motor Ability » </text:span><text:span text:style-name="T6">Appendix 2, see 3.3 Survey Protocol</text:span></text:p>
          <text:p text:style-name="P14">3.Prior Experience: Have no prior experience with computer keyboards or similar input devices.<text:span text:style-name="T11"> </text:span><text:span text:style-name="T12">Again, it could be interesting to have different participants having different levels on typing on a keyboard to compare with the keycube </text:span><text:span text:style-name="T14">Contradiction </text:span><text:span text:style-name="T13">with </text:span><text:span text:style-name="T14">appendix</text:span><text:span text:style-name="T13"> 1, see conclusion 8.</text:span></text:p>
        </text:list-item>
        <text:list-item>
          <text:p text:style-name="P13"><text:span text:style-name="Strong_20_Emphasis"><text:span text:style-name="T15">Language and Keyboard's locale:</text:span></text:span><text:span text:style-name="T8"> Be unable to understand and/or to type in the English language with a Canadian QWERTY keyboard.</text:span><text:span text:style-name="T9"> </text:span><text:span text:style-name="T10">Again, this is necessary in order to have a minimal error rate and a maximal typing speed </text:span><text:span text:style-name="T16"><text:s text:c="2"/></text:span><text:span text:style-name="T6">Appendix </text:span><text:span text:style-name="T16">1, see conclusion 1.</text:span></text:p>
        </text:list-item>
        <text:list-item>
          <text:p text:style-name="P13"><text:span text:style-name="Strong_20_Emphasis"><text:span text:style-name="T4">Informed Consent:</text:span></text:span><text:span text:style-name="T5"> Be unable to give informed consent to participate in the study. </text:span><text:span text:style-name="T6">Appendix</text:span><text:span text:style-name="T6"> 2, see 3.3 Survey Protocol</text:span></text:p>
          <text:p text:style-name="P15"><text:soft-page-break/>5.Medical Conditions or Physical Disabilities: Have medical conditions or physical disabilities that could interfere with typing on a standard keyboard or keycube.<text:span text:style-name="T11"> </text:span><text:span text:style-name="T12">This is already comprised in the second point « Cognitive and/or Motor Ability »</text:span></text:p>
        </text:list-item>
      </text:list>
      <text:p text:style-name="P7">The recruitment of participants will strictly adhere to these criteria to ensure the safety, well-being, and validity of the data collected during the experiment.</text:p>
      <text:h text:style-name="P9" text:outline-level="4">Recruitment Process</text:h>
      <text:p text:style-name="P7">Participant recruitment will be conducted using the following methods:</text:p>
      <text:list text:style-name="L3">
        <text:list-item>
          <text:p text:style-name="P16"><text:span text:style-name="Strong_20_Emphasis"><text:span text:style-name="T4">Internal Announcements:</text:span></text:span><text:span text:style-name="T5"> Announcements will be made within our academic institution through internal communication channels such as bulletin boards, electronic newsletters, and emails to faculty members, students, and administrative staff. These announcements will invite interested individuals to participate in our study and provide information on the inclusion criteria and participation process.</text:span></text:p>
        </text:list-item>
        <text:list-item>
          <text:p text:style-name="P16"><text:span text:style-name="Strong_20_Emphasis"><text:span text:style-name="T4">Word of Mouth:</text:span></text:span><text:span text:style-name="T5"> We also encourage word-of-mouth within our academic structure by inviting faculty members, students, and administrative staff to recommend individuals who may meet the inclusion criteria of our study. This approach will help reach individuals who may not be actively engaged in formal communication channels but may still be interested in participating in our research.</text:span></text:p>
        </text:list-item>
      </text:list>
      <text:p text:style-name="P7">Once participants are identified, we will conduct a random selection to avoid potential biases and ensure the representativeness of our sample.</text:p>
      <text:h text:style-name="P8" text:outline-level="3">Experimental Environment Preparation</text:h>
      <text:p text:style-name="P7">The experimental environment will be configured to simulate realistic scenarios of keycube usage in various contexts. We will focus on two specific scenarios to evaluate the effectiveness of the keycube in preventing Shoulder Surfing Attacks (SSA).</text:p>
      <text:h text:style-name="P17" text:outline-level="4">Scenario: Bank employee working on a train</text:h>
      <text:p text:style-name="P18">In this scenario, we will simulate a banking environment where a bank employee performs sensitive - or not - computer tasks on a laptop on a train.</text:p>
      <text:list text:style-name="L4">
        <text:list-item>
          <text:p text:style-name="P19"><text:span text:style-name="Strong_20_Emphasis"><text:span text:style-name="T15">Setup:</text:span></text:span><text:span text:style-name="T8"> The setup will be comprized of laptop equipped with a standard 2D keyboard and a mouse, or with a keycube and a mouse, or a smartphone.</text:span></text:p>
        </text:list-item>
        <text:list-item>
          <text:p text:style-name="P19"><text:span text:style-name="Strong_20_Emphasis"><text:span text:style-name="T15">Simulated Tasks:</text:span></text:span><text:span text:style-name="T8"> The participant will be asked to perform common tasks performed by a bank employee, such as entering critical passwords and writing </text:span><text:span text:style-name="T18">meaningful </text:span><text:span text:style-name="T19">sentences</text:span><text:span text:style-name="T8">. These tasks will involve intensive keyboard use to enter sensitive information.</text:span></text:p>
        </text:list-item>
        <text:list-item>
          <text:p text:style-name="P19"><text:soft-page-break/><text:span text:style-name="Strong_20_Emphasis"><text:span text:style-name="T15">Experimentation:</text:span></text:span><text:span text:style-name="T8"> The participant will perform the tasks on only one type of keyboard. During each session, we will closely observe the participant's behavior, and cameras will also record the entire experience for later analysis.</text:span></text:p>
        </text:list-item>
      </text:list>
      <text:p text:style-name="P20">The scenario has been reworked. A single scenario should be used in order to not confuse participants. Is has also been simplified to give us a bit more leeway on the things that will be typed.</text:p>
      <text:p text:style-name="P21">Appendix 1, see conclusion 5.</text:p>
      <text:h text:style-name="P22" text:outline-level="4">Scenario 1: Bank Employee at a Fixed Computer</text:h>
      <text:p text:style-name="P23">In this scenario, we will simulate a banking environment where an employee performs sensitive computer tasks at a fixed workstation.</text:p>
      <text:list text:style-name="L5">
        <text:list-item>
          <text:p text:style-name="P24"><text:span text:style-name="Strong_20_Emphasis"><text:span text:style-name="T20">Setup:</text:span></text:span><text:span text:style-name="T21"> A workstation will be equipped with a desktop computer, a standard 2D keyboard, and a mouse.</text:span></text:p>
        </text:list-item>
        <text:list-item>
          <text:p text:style-name="P24"><text:span text:style-name="Strong_20_Emphasis"><text:span text:style-name="T20">Simulated Tasks:</text:span></text:span><text:span text:style-name="T21"> The participant will be asked to perform common tasks performed by a bank employee, such as checking customer accounts, entering transactions, and writing reports. These tasks will involve intensive keyboard use to enter sensitive information.</text:span></text:p>
        </text:list-item>
        <text:list-item>
          <text:p text:style-name="P24"><text:span text:style-name="Strong_20_Emphasis"><text:span text:style-name="T20">Experimentation:</text:span></text:span><text:span text:style-name="T21"> The participant will initially perform the tasks on the standard 2D keyboard and then on the keycube. During each session, we will closely observe the participant's behavior, and cameras will also record the entire experience for later analysis.</text:span></text:p>
        </text:list-item>
      </text:list>
      <text:h text:style-name="P25" text:outline-level="4">Scenario 2: Employee on a Train with a Laptop</text:h>
      <text:p text:style-name="P23">In this scenario, we will simulate a mobile work environment where an employee performs computer tasks while traveling on a train.</text:p>
      <text:list text:style-name="L6">
        <text:list-item>
          <text:p text:style-name="P26"><text:span text:style-name="Strong_20_Emphasis"><text:span text:style-name="T20">Setup:</text:span></text:span><text:span text:style-name="T21"> A space will be arranged to resemble the interior of a train compartment, with a foldable table, a laptop, a keycube, and a mouse.</text:span></text:p>
        </text:list-item>
        <text:list-item>
          <text:p text:style-name="P26"><text:span text:style-name="Strong_20_Emphasis"><text:span text:style-name="T20">Simulated Tasks:</text:span></text:span><text:span text:style-name="T21"> The participant will be asked to perform common tasks performed by an employee on the move, such as writing emails, updating documents, and browsing the internet. These tasks will require regular keyboard use and the use of the keycube.</text:span></text:p>
        </text:list-item>
        <text:list-item>
          <text:p text:style-name="P26"><text:span text:style-name="Strong_20_Emphasis"><text:span text:style-name="T20">Experimentation:</text:span></text:span><text:span text:style-name="T21"> The participant will initially perform the tasks on the standard 2D keyboard and then on the keycube. During each session, we will closely observe the participant's behavior, and cameras will also record the entire experience for later analysis.</text:span></text:p>
        </text:list-item>
      </text:list>
      <text:h text:style-name="P9" text:outline-level="4"><text:soft-page-break/>Camera Placement</text:h>
      <text:p text:style-name="P7">In both scenarios, cameras will be positioned at multiple strategic locations in the room to capture different perspectives and viewing angles. This will allow comprehensive monitoring of the experimental environment.</text:p>
      <text:list text:style-name="L7">
        <text:list-item>
          <text:p text:style-name="P27">far left - over target's left shoulder at a height of 6’</text:p>
        </text:list-item>
        <text:list-item>
          <text:p text:style-name="P27">near left - over target's left shoulder at a height of 5’</text:p>
        </text:list-item>
        <text:list-item>
          <text:p text:style-name="P27">top - over target's head at a height of 6’</text:p>
        </text:list-item>
        <text:list-item>
          <text:p text:style-name="P27">near right - over target's right shoulder at a height of 5’</text:p>
        </text:list-item>
        <text:list-item>
          <text:p text:style-name="P27">far right - over target's right shoulder at a height of 6’</text:p>
        </text:list-item>
        <text:list-item>
          <text:p text:style-name="P27">low right - at keyboard's/phone's height</text:p>
        </text:list-item>
        <text:list-item>
          <text:p text:style-name="P27">back left - at a height of 5’ , symmetrical with near right with keyboard as point of symmetry</text:p>
        </text:list-item>
      </text:list>
      <text:p text:style-name="P18">Here are more instructions regarding <text:span text:style-name="T3">general </text:span>angles and placement:</text:p>
      <text:list text:style-name="L8">
        <text:list-item>
          <text:p text:style-name="P28">two far cameras and near cameras from the same side are placed 2.5’ apart</text:p>
        </text:list-item>
        <text:list-item>
          <text:p text:style-name="P28">far cameras are placed directly above near ones</text:p>
        </text:list-item>
        <text:list-item>
          <text:p text:style-name="P28">they are all angled directly facing the hands/phone</text:p>
        </text:list-item>
      </text:list>
      <text:p text:style-name="P29">Appendix <text:span text:style-name="T22">2</text:span>, see <text:span text:style-name="T22">4. RESULTS</text:span>.</text:p>
      <text:h text:style-name="P8" text:outline-level="3">Experimental Procedure</text:h>
      <text:p text:style-name="P7">Each participant will be guided through several steps during the experiment, with clear instructions on the tasks to be completed and the equipment to be used.</text:p>
      <text:list text:style-name="L9">
        <text:list-item>
          <text:p text:style-name="P30"><text:span text:style-name="Strong_20_Emphasis"><text:span text:style-name="T4">Welcome and Preparation:</text:span></text:span><text:span text:style-name="T5"> Upon arrival, participants will be welcomed and given a brief introduction to the experiment's procedure. They will be informed about the study's objectives and safety guidelines.</text:span></text:p>
        </text:list-item>
        <text:list-item>
          <text:p text:style-name="P31"><text:span text:style-name="Strong_20_Emphasis"><text:span text:style-name="T15">Survey:</text:span></text:span><text:span text:style-name="T8"> Participants will fill out a survey where they will indicate information about themselves such as gender </text:span><text:span text:style-name="Emphasis"><text:span text:style-name="T8">(if deemed useful)</text:span></text:span><text:span text:style-name="T8">, age, eyesight, and skill in regard to typing on phones and computer keyboards. </text:span><text:span text:style-name="T6">Appendix 2, see 3.3 Survey Protocol</text:span></text:p>
        </text:list-item>
        <text:list-item>
          <text:p text:style-name="P30"><text:span text:style-name="Strong_20_Emphasis"><text:span text:style-name="T4">Equipment Assignment:</text:span></text:span><text:span text:style-name="T5"> Each participant will be assigned a specific workstation equipped with either </text:span><text:span text:style-name="T8">a computer keyboard, a phone</text:span><text:span text:style-name="T5"> </text:span><text:span text:style-name="T23">standard 2D keyboard</text:span><text:span text:style-name="T5"> or a keycube, based on the planned experimental sequence.</text:span></text:p>
        </text:list-item>
        <text:list-item>
          <text:p text:style-name="P31"><text:soft-page-break/><text:span text:style-name="Strong_20_Emphasis"><text:span text:style-name="T4">Typing Tasks:</text:span></text:span><text:span text:style-name="T5"> Participants will be asked to perform the designated tasks on the assigned equipment. They will be provided with a series of pre-defined texts to use. These texts will be designed to simulate realistic usage scenarios, such as </text:span><text:span text:style-name="T8">entering passwords, typing emails etc</text:span><text:span text:style-name="T5"> </text:span><text:span text:style-name="T23">writing emails, entering financial data, or creating professional documents </text:span><text:span text:style-name="T6">Appendix 1, see conclusion 5</text:span><text:span text:style-name="T5">. Each participant will complete the tasks following the given instructions.</text:span></text:p>
        </text:list-item>
        <text:list-item>
          <text:p text:style-name="P31"><text:span text:style-name="Strong_20_Emphasis"><text:span text:style-name="T4">Data Recording:</text:span></text:span><text:span text:style-name="T5"> While participants perform the typing tasks, we will record relevant data, such as </text:span><text:span text:style-name="T8">pressed inputs (letters, backspace...), time of each input and will then be analyzed to give us the number of typing errors, time and speed (WPM)</text:span><text:span text:style-name="T9"> </text:span><text:span text:style-name="T23">typing time, number of errors, and typing speed </text:span><text:span text:style-name="T24">Data collected by the tool in ap</text:span><text:span text:style-name="T6">pendix </text:span><text:span text:style-name="T25">3</text:span><text:span text:style-name="T6">.</text:span><text:span text:style-name="T5">. Additionally, cameras positioned in the room will capture various perspectives and viewing angles, allowing comprehensive monitoring of the experiment </text:span><text:span text:style-name="T8">and later analyses</text:span><text:span text:style-name="T5">.</text:span></text:p>
        </text:list-item>
        <text:list-item>
          <text:p text:style-name="P30"><text:span text:style-name="Strong_20_Emphasis"><text:span text:style-name="T4">Debriefing and End of Experiment:</text:span></text:span><text:span text:style-name="T5"> At the end of the experiment, participants will be invited to share their impressions and feedback with the researchers. An informal debriefing session will be organised to gather participants' reactions and address any questions or concerns.</text:span></text:p>
        </text:list-item>
      </text:list>
      <text:h text:style-name="P8" text:outline-level="3">Data Analysis</text:h>
      <text:p text:style-name="P7">Once all data is collected during the experiment, a thorough statistical analysis will be performed to evaluate typing performance on the different types of keyboards (<text:span text:style-name="T1">computer keybo</text:span><text:span text:style-name="T26">a</text:span><text:span text:style-name="T1">rd, phone</text:span> <text:span text:style-name="T27">standard 2D keyboard</text:span> and keycube) and to compare the effectiveness of the keycube in preventing Shoulder Surfing Attacks (SSA).</text:p>
      <text:h text:style-name="P9" text:outline-level="4">Typing Performance Evaluation</text:h>
      <text:p text:style-name="P7">The recorded data during the experiment will be analysed to evaluate typing performance on each type of keyboard.</text:p>
      <text:list text:style-name="L10">
        <text:list-item>
          <text:p text:style-name="P32"><text:span text:style-name="Strong_20_Emphasis"><text:span text:style-name="T4">Typing Time:</text:span></text:span><text:span text:style-name="T5"> The time required to complete each typing task will be recorded and compared between </text:span><text:span text:style-name="T9">the </text:span><text:span text:style-name="T8">computer keybo</text:span><text:span text:style-name="T28">a</text:span><text:span text:style-name="T8">rd, phone</text:span><text:span text:style-name="T5"> </text:span><text:span text:style-name="T23">standard 2D keyboard</text:span><text:span text:style-name="T5"> and keycube.</text:span></text:p>
        </text:list-item>
        <text:list-item>
          <text:p text:style-name="P32"><text:span text:style-name="Strong_20_Emphasis"><text:span text:style-name="T4">Number of Errors:</text:span></text:span><text:span text:style-name="T5"> The number of typing errors will be counted for each participant on each type of keyboard.</text:span></text:p>
        </text:list-item>
        <text:list-item>
          <text:p text:style-name="P32"><text:span text:style-name="Strong_20_Emphasis"><text:span text:style-name="T4">Typing Speed:</text:span></text:span><text:span text:style-name="T5"> Typing speed, measured in words per minute (WPM), will be calculated for each participant on each type of keyboard.</text:span></text:p>
        </text:list-item>
      </text:list>
      <text:h text:style-name="P22" text:outline-level="4">SSA Prevention Evaluation</text:h>
      <text:p text:style-name="P23">In addition to typing performance, the data will be analysed to evaluate the effectiveness of the keycube in preventing SSA.</text:p>
      <text:list text:style-name="L11">
        <text:list-item>
          <text:p text:style-name="P33"><text:soft-page-break/><text:span text:style-name="Strong_20_Emphasis"><text:span text:style-name="T20">Observations and Calculations:</text:span></text:span><text:span text:style-name="T21"> Observations will focus on predefined indicators to determine the participant's protection rate against SSA.</text:span></text:p>
        </text:list-item>
        <text:list-item>
          <text:p text:style-name="P33"><text:span text:style-name="Strong_20_Emphasis"><text:span text:style-name="T20">Video Analysis:</text:span></text:span><text:span text:style-name="T21"> Video recordings of the experimental sessions will be thoroughly analysed to identify any situations where the keycube provided additional protection against SSA. </text:span><text:span text:style-name="T29">Moved below the next paragraph for logic. First analysis, then Evaluation</text:span></text:p>
        </text:list-item>
      </text:list>
      <text:h text:style-name="P9" text:outline-level="4">Statistical Analysis</text:h>
      <text:p text:style-name="P7">The collected data will be subjected to appropriate statistical analyses, such as t-tests, analysis of variance (ANOVA), and non-parametric tests, depending on the data distribution and the study's specific objectives. The results will be interpreted to determine significant differences in typing performance between the two types of keyboards and to evaluate the effectiveness of the keycube in preventing SSA. <text:span text:style-name="T1">Videos from all angles are going to be seen by researchers in order to try to recover the strings participants will have typed.</text:span></text:p>
      <text:h text:style-name="P34" text:outline-level="4">SSA Prevention Evaluation</text:h>
      <text:p text:style-name="P18">Previously collected data will be analysed to evaluate the effectiveness of the keycube in preventing SSA.</text:p>
      <text:list text:style-name="L12">
        <text:list-item>
          <text:p text:style-name="P35"><text:span text:style-name="Strong_20_Emphasis"><text:span text:style-name="T30">Observations and Calculations:</text:span></text:span><text:span text:style-name="T31"> Observations will focus on predefined indicators to determine the participant's protection rate against SSA.</text:span></text:p>
        </text:list-item>
        <text:list-item>
          <text:p text:style-name="P35"><text:span text:style-name="Strong_20_Emphasis"><text:span text:style-name="T30">Video Analysis:</text:span></text:span><text:span text:style-name="T31"> Video recordings of the experimental sessions will be thoroughly analysed to identify any situations where the keycube provided additional protection against SSA.</text:span></text:p>
        </text:list-item>
      </text:list>
      <text:h text:style-name="P9" text:outline-level="4">In<text:span text:style-name="T32">­</text:span>terpretation of Results</text:h>
      <text:p text:style-name="P7">The results of the data analysis will be interpr<text:span text:style-name="T32">­</text:span>eted to provide meaningful conclusions about the keycube's effectiveness in preventing SSA. The practical implications of the results will be discussed, particularly regarding the potential adoption of the keycube in environments sensitive to data security concerns. The study's limitations will also be identified and considered in the interpretation of the results.</text:p>
      <text:h text:style-name="P36" text:outline-level="3">Present known limitations</text:h>
      <text:list text:style-name="L13">
        <text:list-item>
          <text:p text:style-name="P37"><text:span text:style-name="Strong_20_Emphasis"><text:span text:style-name="T15">Expertise on keycube:</text:span></text:span><text:span text:style-name="T8"> We know that most people nowadays are are familiar with computer and/or phone keyboards. The keycube being an experimental device, we also know that little to no people are familiar with three-dimensional typing devices. This ultimately will cause the typing speed to be significantly lower and the error </text:span><text:soft-page-break/><text:span text:style-name="T8">rate to be particularly high, but we will take that into account when interpreting the results.</text:span></text:p>
        </text:list-item>
        <text:list-item>
          <text:p text:style-name="P37"><text:span text:style-name="Strong_20_Emphasis"><text:span text:style-name="T15">Analysis and Recovery:</text:span></text:span><text:span text:style-name="T8"> Us, researchers, being the ones who created the strings that the participants will have to type, will probably subconsciously know them all by the end of the analysis and it could greatly facilitate the finding of the strings by viewing the videos.<text:line-break/>A random system using regular expressions (regex) could be found to generate random passwords meeting our requirements by being the same complexity for all participants, while being unknown to us.<text:line-break/>A text could be randomly generated, but the question of coherence in the text would have to be discussed because if said text is a sequence of random words, the error rate might not reflect the same as if it made sense. A solution could be to take coherent sentences from copyright-free books and novels, randomly selected from a large selection, and thus, being unknown to researchers.</text:span></text:p>
        </text:list-item>
      </text:list>
      <text:p text:style-name="P38">Section frequently cited, it is good to acknowledge <text:span text:style-name="T32">in order to know what next papers should/shouldn’t do </text:span><text:span text:style-name="T33">Appendix </text:span><text:span text:style-name="T34">2</text:span><text:span text:style-name="T33">, see 3.5 Realism and Limitations.</text:span></text:p>
      <text:h text:style-name="P8" text:outline-level="3">Conclusion</text:h>
      <text:p text:style-name="P7">Conducting this experiment to evaluate the keycube's effectiveness in preventing Shoulder Surfing Attacks (SSA) demonstrates a rigorous and informative process. The various stages of the experimentation aim to collect significant data and gain valuable insights into the use of the keycube in simulated scenarios.</text:p>
      <text:p text:style-name="P7">The experimental approach undertaken to evaluate the keycube in preventing SSA is an important step in understanding this innovative technology. The lessons learned and the results obtained will serve as a solid foundation for future studies and contribute to advancing data security in an ever-evolving digital world.</text:p>
      <text:h text:style-name="P8" text:outline-level="3">References</text:h>
      <text:list text:style-name="L14">
        <text:list-item>
          <text:p text:style-name="P39"><text:a xlink:type="simple" xlink:href="https://recherche.uqac.ca/cer/" text:style-name="Internet_20_link" text:visited-style-name="Visited_20_Internet_20_Link"><text:span text:style-name="T35">Comité d’éthique de la recherche de l’Université du Québec à Chicoutimi (CER-UQAC)</text:span></text:a></text:p>
        </text:list-item>
        <text:list-item>
          <text:p text:style-name="P39"><text:a xlink:type="simple" xlink:href="http://eptc2fer.ca/" text:style-name="Internet_20_link" text:visited-style-name="Visited_20_Internet_20_Link"><text:span text:style-name="T35">EPTC2</text:span></text:a></text:p>
        </text:list-item>
        <text:list-item>
          <text:p text:style-name="P39"><text:a xlink:type="simple" xlink:href="https://nagano.uqac.ca/login" text:style-name="Internet_20_link" text:visited-style-name="Visited_20_Internet_20_Link"><text:span text:style-name="T35">Nagano UQAC</text:span></text:a></text:p>
        </text:list-item>
      </text:list>
      <text:h text:style-name="P40" text:outline-level="3"/>
      <text:p text:style-name="P41"><text:span text:style-name="T32">Appendix</text:span>:</text:p>
      <text:p text:style-name="P42"><text:span text:style-name="T36">1. Pitfalls of Shoulder Surfing Studies, Wiese and Roth, 2015, </text:span><text:a xlink:type="simple" xlink:href="https://doi.org/10.14722/usec.2015.23007" text:style-name="Internet_20_link" text:visited-style-name="Visited_20_Internet_20_Link"><text:span text:style-name="T36">https://doi.org/10.14722/usec.2015.23007</text:span></text:a></text:p>
      <text:p text:style-name="P43"><text:span text:style-name="T36">2. Towards Baselines for Shoulder Surfing on Mobile Authentication, </text:span><text:span text:style-name="T37">Aviv, Davin, Wolf and Kuber, 2017,</text:span><text:span text:style-name="T36"> </text:span><text:a xlink:type="simple" xlink:href="https://doi.org/10.1145/3134600.3134609" text:style-name="Internet_20_link" text:visited-style-name="Visited_20_Internet_20_Link"><text:span text:style-name="T36">https://doi.org/10.1145/3134600.3134609</text:span></text:a></text:p>
      <text:p text:style-name="P44"><text:span text:style-name="T36">3. </text:span><text:span text:style-name="T38">TextTest++, Mingrui “DrustZ” Zhang, </text:span><text:a xlink:type="simple" xlink:href="https://github.com/DrustZ/TextTestPP" text:style-name="Internet_20_link" text:visited-style-name="Visited_20_Internet_20_Link"><text:span text:style-name="T38">https://github.com/DrustZ/TextTestPP</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7T12:35:01.752697500</meta:creation-date>
    <meta:print-date>2026-04-17T13:07:48.781342200</meta:print-date>
    <meta:printed-by>Fichiers PDF</meta:printed-by>
    <dc:date>2026-04-24T14:07:45.211100900</dc:date>
    <meta:editing-duration>PT20M25S</meta:editing-duration>
    <meta:editing-cycles>3</meta:editing-cycles>
    <meta:generator>LibreOffice/25.8.5.2$Windows_X86_64 LibreOffice_project/9c8b85f387cc00a89945a79c9e6239f32e450ac2</meta:generator>
    <meta:document-statistic meta:table-count="0" meta:image-count="0" meta:object-count="0" meta:page-count="9" meta:paragraph-count="108" meta:word-count="2622" meta:character-count="16951" meta:non-whitespace-character-count="14481"/>
  </office:meta>
</office:document-meta>
</file>